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8.772cm" svg:height="19.789cm" svg:x="15.115cm" svg:y="1.461cm">
            <draw:object draw:notify-on-update-of-ranges="Лист1.A2:Лист1.A101 Лист1.B2:Лист1.B101 Лист1.A2:Лист1.A101 Лист1.C2:Лист1.C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Количество вершин</text:p>
          </table:table-cell>
          <table:table-cell office:value-type="string" calcext:value-type="string">
            <text:p>Дейкстры на 2-куче</text:p>
          </table:table-cell>
          <table:table-cell office:value-type="string" calcext:value-type="string">
            <text:p>Дейкстры с метками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33" calcext:value-type="float">
            <text:p>3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float" office:value="51" calcext:value-type="float">
            <text:p>5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301" calcext:value-type="float">
            <text:p>5301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52" calcext:value-type="float">
            <text:p>5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float" office:value="59" calcext:value-type="float">
            <text:p>5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float" office:value="72" calcext:value-type="float">
            <text:p>7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float" office:value="60" calcext:value-type="float">
            <text:p>6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float" office:value="67" calcext:value-type="float">
            <text:p>6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float" office:value="77" calcext:value-type="float">
            <text:p>7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34" calcext:value-type="float">
            <text:p>3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49" calcext:value-type="float">
            <text:p>4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float" office:value="67" calcext:value-type="float">
            <text:p>6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float" office:value="97" calcext:value-type="float">
            <text:p>9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6901" calcext:value-type="float">
            <text:p>6901</text:p>
          </table:table-cell>
          <table:table-cell office:value-type="float" office:value="49" calcext:value-type="float">
            <text:p>4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float" office:value="81" calcext:value-type="float">
            <text:p>8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float" office:value="68" calcext:value-type="float">
            <text:p>6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float" office:value="88" calcext:value-type="float">
            <text:p>8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7401" calcext:value-type="float">
            <text:p>7401</text:p>
          </table:table-cell>
          <table:table-cell office:value-type="float" office:value="104" calcext:value-type="float">
            <text:p>10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7501" calcext:value-type="float">
            <text:p>7501</text:p>
          </table:table-cell>
          <table:table-cell office:value-type="float" office:value="119" calcext:value-type="float">
            <text:p>11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float" office:value="65" calcext:value-type="float">
            <text:p>6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float" office:value="77" calcext:value-type="float">
            <text:p>7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float" office:value="91" calcext:value-type="float">
            <text:p>91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7901" calcext:value-type="float">
            <text:p>7901</text:p>
          </table:table-cell>
          <table:table-cell office:value-type="float" office:value="106" calcext:value-type="float">
            <text:p>10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float" office:value="118" calcext:value-type="float">
            <text:p>118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float" office:value="124" calcext:value-type="float">
            <text:p>12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8201" calcext:value-type="float">
            <text:p>8201</text:p>
          </table:table-cell>
          <table:table-cell office:value-type="float" office:value="135" calcext:value-type="float">
            <text:p>13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float" office:value="119" calcext:value-type="float">
            <text:p>119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8401" calcext:value-type="float">
            <text:p>8401</text:p>
          </table:table-cell>
          <table:table-cell office:value-type="float" office:value="125" calcext:value-type="float">
            <text:p>125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float" office:value="134" calcext:value-type="float">
            <text:p>134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94" calcext:value-type="float">
            <text:p>94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8701" calcext:value-type="float">
            <text:p>8701</text:p>
          </table:table-cell>
          <table:table-cell office:value-type="float" office:value="137" calcext:value-type="float">
            <text:p>137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121" calcext:value-type="float">
            <text:p>12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8901" calcext:value-type="float">
            <text:p>8901</text:p>
          </table:table-cell>
          <table:table-cell office:value-type="float" office:value="139" calcext:value-type="float">
            <text:p>13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float" office:value="132" calcext:value-type="float">
            <text:p>132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float" office:value="112" calcext:value-type="float">
            <text:p>112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float" office:value="140" calcext:value-type="float">
            <text:p>14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9301" calcext:value-type="float">
            <text:p>9301</text:p>
          </table:table-cell>
          <table:table-cell office:value-type="float" office:value="163" calcext:value-type="float">
            <text:p>163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9401" calcext:value-type="float">
            <text:p>9401</text:p>
          </table:table-cell>
          <table:table-cell office:value-type="float" office:value="144" calcext:value-type="float">
            <text:p>144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float" office:value="149" calcext:value-type="float">
            <text:p>14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9601" calcext:value-type="float">
            <text:p>9601</text:p>
          </table:table-cell>
          <table:table-cell office:value-type="float" office:value="151" calcext:value-type="float">
            <text:p>151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9701" calcext:value-type="float">
            <text:p>9701</text:p>
          </table:table-cell>
          <table:table-cell office:value-type="float" office:value="97" calcext:value-type="float">
            <text:p>97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9801" calcext:value-type="float">
            <text:p>9801</text:p>
          </table:table-cell>
          <table:table-cell office:value-type="float" office:value="166" calcext:value-type="float">
            <text:p>166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float" office:value="138" calcext:value-type="float">
            <text:p>138</text:p>
          </table:table-cell>
          <table:table-cell office:value-type="float" office:value="390" calcext:value-type="float">
            <text:p>3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6T11:07:50.290448842</dc:date>
    <meta:document-statistic meta:table-count="1" meta:cell-count="303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773cm" svg:height="19.79cm" xlink:href=".." xlink:type="simple" chart:class="chart:scatter" chart:style-name="ch1">
        <chart:legend chart:legend-position="end" svg:x="25.815cm" svg:y="9.347cm" style:legend-expansion="high" chart:style-name="ch2"/>
        <chart:plot-area chart:style-name="ch3" table:cell-range-address="Лист1.A2:Лист1.C101" svg:x="0.575cm" svg:y="0.395cm" svg:width="24.665cm" svg:height="19cm">
          <chartooo:coordinate-region svg:x="1.382cm" svg:y="0.594cm" svg:width="23.393cm" svg:height="18.1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101" chart:class="chart:scatter">
            <chart:domain table:cell-range-address="Лист1.A2:Лист1.A101"/>
            <chart:data-point chart:repeated="100"/>
          </chart:series>
          <chart:series chart:style-name="ch7" chart:values-cell-range-address="Лист1.C2:Лист1.C101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2:Лист1.A101</svg:desc>
                </draw:g>
              </table:table-cell>
              <table:table-cell office:value-type="float" office:value="0">
                <text:p>0</text:p>
                <draw:g>
                  <svg:desc>Лист1.B2:Лист1.B101</svg:desc>
                </draw:g>
              </table:table-cell>
              <table:table-cell office:value-type="float" office:value="0">
                <text:p>0</text:p>
                <draw:g>
                  <svg:desc>Лист1.C2:Лист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">
                <text:p>4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">
                <text:p>5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">
                <text:p>6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1">
                <text:p>7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">
                <text:p>8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1">
                <text:p>90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">
                <text:p>100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1">
                <text:p>110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1">
                <text:p>120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1">
                <text:p>130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1">
                <text:p>140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1">
                <text:p>150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1">
                <text:p>160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1">
                <text:p>170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1">
                <text:p>1801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1">
                <text:p>190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1">
                <text:p>2001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1">
                <text:p>210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1">
                <text:p>2201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1">
                <text:p>2301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1">
                <text:p>2401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1">
                <text:p>2501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1">
                <text:p>2601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1">
                <text:p>2701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1">
                <text:p>2801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1">
                <text:p>290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1">
                <text:p>3001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1">
                <text:p>3101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1">
                <text:p>320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1">
                <text:p>3301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1">
                <text:p>3401</text:p>
              </table:table-cell>
              <table:table-cell office:value-type="float" office:value="26">
                <text:p>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1">
                <text:p>3501</text:p>
              </table:table-cell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1">
                <text:p>3601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1">
                <text:p>3701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1">
                <text:p>3801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1">
                <text:p>3901</text:p>
              </table:table-cell>
              <table:table-cell office:value-type="float" office:value="34">
                <text:p>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1">
                <text:p>4001</text:p>
              </table:table-cell>
              <table:table-cell office:value-type="float" office:value="38">
                <text:p>3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1">
                <text:p>4101</text:p>
              </table:table-cell>
              <table:table-cell office:value-type="float" office:value="34">
                <text:p>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1">
                <text:p>4201</text:p>
              </table:table-cell>
              <table:table-cell office:value-type="float" office:value="37">
                <text:p>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1">
                <text:p>4301</text:p>
              </table:table-cell>
              <table:table-cell office:value-type="float" office:value="27">
                <text:p>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1">
                <text:p>4401</text:p>
              </table:table-cell>
              <table:table-cell office:value-type="float" office:value="41">
                <text:p>4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1">
                <text:p>4501</text:p>
              </table:table-cell>
              <table:table-cell office:value-type="float" office:value="27">
                <text:p>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1">
                <text:p>4601</text:p>
              </table:table-cell>
              <table:table-cell office:value-type="float" office:value="45">
                <text:p>4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1">
                <text:p>4701</text:p>
              </table:table-cell>
              <table:table-cell office:value-type="float" office:value="32">
                <text:p>3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1">
                <text:p>4801</text:p>
              </table:table-cell>
              <table:table-cell office:value-type="float" office:value="47">
                <text:p>4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1">
                <text:p>4901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1">
                <text:p>5001</text:p>
              </table:table-cell>
              <table:table-cell office:value-type="float" office:value="33">
                <text:p>3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1">
                <text:p>5101</text:p>
              </table:table-cell>
              <table:table-cell office:value-type="float" office:value="58">
                <text:p>5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1">
                <text:p>5201</text:p>
              </table:table-cell>
              <table:table-cell office:value-type="float" office:value="51">
                <text:p>5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1">
                <text:p>5301</text:p>
              </table:table-cell>
              <table:table-cell office:value-type="float" office:value="45">
                <text:p>4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1">
                <text:p>5401</text:p>
              </table:table-cell>
              <table:table-cell office:value-type="float" office:value="45">
                <text:p>4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1">
                <text:p>5501</text:p>
              </table:table-cell>
              <table:table-cell office:value-type="float" office:value="52">
                <text:p>5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1">
                <text:p>5601</text:p>
              </table:table-cell>
              <table:table-cell office:value-type="float" office:value="59">
                <text:p>5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1">
                <text:p>5701</text:p>
              </table:table-cell>
              <table:table-cell office:value-type="float" office:value="72">
                <text:p>7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1">
                <text:p>5801</text:p>
              </table:table-cell>
              <table:table-cell office:value-type="float" office:value="30">
                <text:p>3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1">
                <text:p>5901</text:p>
              </table:table-cell>
              <table:table-cell office:value-type="float" office:value="48">
                <text:p>4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1">
                <text:p>6001</text:p>
              </table:table-cell>
              <table:table-cell office:value-type="float" office:value="60">
                <text:p>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1">
                <text:p>6101</text:p>
              </table:table-cell>
              <table:table-cell office:value-type="float" office:value="67">
                <text:p>6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1">
                <text:p>6201</text:p>
              </table:table-cell>
              <table:table-cell office:value-type="float" office:value="77">
                <text:p>7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1">
                <text:p>6301</text:p>
              </table:table-cell>
              <table:table-cell office:value-type="float" office:value="81">
                <text:p>8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1">
                <text:p>6401</text:p>
              </table:table-cell>
              <table:table-cell office:value-type="float" office:value="34">
                <text:p>3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1">
                <text:p>6501</text:p>
              </table:table-cell>
              <table:table-cell office:value-type="float" office:value="49">
                <text:p>4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1">
                <text:p>6601</text:p>
              </table:table-cell>
              <table:table-cell office:value-type="float" office:value="67">
                <text:p>6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1">
                <text:p>6701</text:p>
              </table:table-cell>
              <table:table-cell office:value-type="float" office:value="79">
                <text:p>7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1">
                <text:p>6801</text:p>
              </table:table-cell>
              <table:table-cell office:value-type="float" office:value="97">
                <text:p>9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1">
                <text:p>6901</text:p>
              </table:table-cell>
              <table:table-cell office:value-type="float" office:value="49">
                <text:p>4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1">
                <text:p>7001</text:p>
              </table:table-cell>
              <table:table-cell office:value-type="float" office:value="81">
                <text:p>8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1">
                <text:p>7101</text:p>
              </table:table-cell>
              <table:table-cell office:value-type="float" office:value="47">
                <text:p>4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1">
                <text:p>7201</text:p>
              </table:table-cell>
              <table:table-cell office:value-type="float" office:value="68">
                <text:p>6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1">
                <text:p>7301</text:p>
              </table:table-cell>
              <table:table-cell office:value-type="float" office:value="88">
                <text:p>8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1">
                <text:p>7401</text:p>
              </table:table-cell>
              <table:table-cell office:value-type="float" office:value="104">
                <text:p>10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1">
                <text:p>7501</text:p>
              </table:table-cell>
              <table:table-cell office:value-type="float" office:value="119">
                <text:p>11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1">
                <text:p>7601</text:p>
              </table:table-cell>
              <table:table-cell office:value-type="float" office:value="65">
                <text:p>6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1">
                <text:p>7701</text:p>
              </table:table-cell>
              <table:table-cell office:value-type="float" office:value="77">
                <text:p>7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1">
                <text:p>7801</text:p>
              </table:table-cell>
              <table:table-cell office:value-type="float" office:value="91">
                <text:p>9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1">
                <text:p>7901</text:p>
              </table:table-cell>
              <table:table-cell office:value-type="float" office:value="106">
                <text:p>10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1">
                <text:p>8001</text:p>
              </table:table-cell>
              <table:table-cell office:value-type="float" office:value="118">
                <text:p>11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1">
                <text:p>8101</text:p>
              </table:table-cell>
              <table:table-cell office:value-type="float" office:value="124">
                <text:p>12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1">
                <text:p>8201</text:p>
              </table:table-cell>
              <table:table-cell office:value-type="float" office:value="135">
                <text:p>13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1">
                <text:p>8301</text:p>
              </table:table-cell>
              <table:table-cell office:value-type="float" office:value="119">
                <text:p>119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1">
                <text:p>8401</text:p>
              </table:table-cell>
              <table:table-cell office:value-type="float" office:value="125">
                <text:p>12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1">
                <text:p>8501</text:p>
              </table:table-cell>
              <table:table-cell office:value-type="float" office:value="134">
                <text:p>134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1">
                <text:p>8601</text:p>
              </table:table-cell>
              <table:table-cell office:value-type="float" office:value="94">
                <text:p>9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1">
                <text:p>8701</text:p>
              </table:table-cell>
              <table:table-cell office:value-type="float" office:value="137">
                <text:p>13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1">
                <text:p>8801</text:p>
              </table:table-cell>
              <table:table-cell office:value-type="float" office:value="121">
                <text:p>12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1">
                <text:p>8901</text:p>
              </table:table-cell>
              <table:table-cell office:value-type="float" office:value="139">
                <text:p>13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1">
                <text:p>9001</text:p>
              </table:table-cell>
              <table:table-cell office:value-type="float" office:value="132">
                <text:p>13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1">
                <text:p>9101</text:p>
              </table:table-cell>
              <table:table-cell office:value-type="float" office:value="112">
                <text:p>11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1">
                <text:p>9201</text:p>
              </table:table-cell>
              <table:table-cell office:value-type="float" office:value="140">
                <text:p>140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1">
                <text:p>9301</text:p>
              </table:table-cell>
              <table:table-cell office:value-type="float" office:value="163">
                <text:p>16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1">
                <text:p>9401</text:p>
              </table:table-cell>
              <table:table-cell office:value-type="float" office:value="144">
                <text:p>144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1">
                <text:p>9501</text:p>
              </table:table-cell>
              <table:table-cell office:value-type="float" office:value="149">
                <text:p>149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1">
                <text:p>9601</text:p>
              </table:table-cell>
              <table:table-cell office:value-type="float" office:value="151">
                <text:p>15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1">
                <text:p>9701</text:p>
              </table:table-cell>
              <table:table-cell office:value-type="float" office:value="97">
                <text:p>9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1">
                <text:p>9801</text:p>
              </table:table-cell>
              <table:table-cell office:value-type="float" office:value="166">
                <text:p>16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1">
                <text:p>9901</text:p>
              </table:table-cell>
              <table:table-cell office:value-type="float" office:value="138">
                <text:p>138</text:p>
              </table:table-cell>
              <table:table-cell office:value-type="float" office:value="390">
                <text:p>3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